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officeooo:rsid="000763b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aswylliams Homepage</text:p>
      <text:p text:style-name="Standard"/>
      <text:p text:style-name="Standard">Wie schon in der obersten Überschrift erw<text:span text:style-name="T1">äh</text:span>nt heiße ich William. Mein voller Name lautet "William-Alexander Pischel". <text:span text:style-name="T1">Ich wurde am 5. März 2007 in Berlin Lichtenberg geboren. Mittlerweile wohne ich in einer Gemeinde in Brandenburg und besuche eine Gesamtschule ebenfalls in Brandenburg. In meiner Freizeit bin ich viel am PC. Natürlich spiele ich viele Games aber ich leite auch viele Projekte. Welche genau erfährst du auf der Projects Seite. </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9T22:36:46.236000000</meta:creation-date>
    <dc:date>2021-12-09T22:42:10.942000000</dc:date>
    <meta:editing-duration>PT5M26S</meta:editing-duration>
    <meta:editing-cycles>1</meta:editing-cycles>
    <meta:generator>LibreOffice/7.1.2.2$Windows_X86_64 LibreOffice_project/8a45595d069ef5570103caea1b71cc9d82b2aae4</meta:generator>
    <meta:document-statistic meta:table-count="0" meta:image-count="0" meta:object-count="0" meta:page-count="1" meta:paragraph-count="2" meta:word-count="70" meta:character-count="464" meta:non-whitespace-character-count="395"/>
  </office:meta>
</office:document-meta>
</file>